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ae10" officeooo:paragraph-rsid="0013ae10"/>
    </style:style>
    <style:style style:name="P2" style:family="paragraph" style:parent-style-name="Standard">
      <style:text-properties officeooo:rsid="001517ae" officeooo:paragraph-rsid="001517ae"/>
    </style:style>
    <style:style style:name="P3" style:family="paragraph" style:parent-style-name="Standard">
      <style:text-properties officeooo:rsid="001686b5" officeooo:paragraph-rsid="001686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interview</text:p>
      <text:p text:style-name="P1"/>
      <text:p text:style-name="P2">New requirements:</text:p>
      <text:p text:style-name="P2">To keep track of selling information (parking, when, how many tickets)</text:p>
      <text:p text:style-name="P2">To keep track of arrival and departure times of contractors</text:p>
      <text:p text:style-name="P3">To record time to arrival for contractors in case of emergency</text:p>
      <text:p text:style-name="P2">To allow employee input/overwrite on system actions</text:p>
      <text:p text:style-name="P2">To allow season ticket holders to enter full garage in case of free season-spot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1:43:58.984638249</meta:creation-date>
    <dc:date>2016-12-13T11:17:53.323102652</dc:date>
    <meta:editing-duration>PT6M58S</meta:editing-duration>
    <meta:editing-cycles>4</meta:editing-cycles>
    <meta:generator>LibreOffice/5.1.6.2.0$Linux_X86_64 LibreOffice_project/10m0$Build-2</meta:generator>
    <meta:document-statistic meta:table-count="0" meta:image-count="0" meta:object-count="0" meta:page-count="1" meta:paragraph-count="7" meta:word-count="57" meta:character-count="355" meta:non-whitespace-character-count="305"/>
  </office:meta>
</office:document-meta>
</file>